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2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2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2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2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2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2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2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5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5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6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6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6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6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8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8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5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6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6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6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6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8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8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5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6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6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6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8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8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5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6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6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6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6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8" office:value-type="float" office:value="1228">
            <text:p>1228,000</text:p>
          </table:table-cell>
          <table:table-cell/>
          <table:table-cell table:style-name="ce21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8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5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6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6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6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6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8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8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5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6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6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6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6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8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8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8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6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8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6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5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8" office:value-type="float" office:value="141">
            <text:p>141,000</text:p>
          </table:table-cell>
          <table:table-cell/>
          <table:table-cell table:style-name="ce22" table:formula="of:=[.F47]/[.F46]" office:value-type="float" office:value="9.316">
            <text:p>9,316</text:p>
          </table:table-cell>
          <table:table-cell table:style-name="ce22" table:formula="of:=[.G47]/[.G46]" office:value-type="float" office:value="0.996">
            <text:p>0,996</text:p>
          </table:table-cell>
          <table:table-cell table:style-name="ce22" table:formula="of:=[.H47]/[.H46]" office:value-type="float" office:value="0.964">
            <text:p>0,964</text:p>
          </table:table-cell>
          <table:table-cell table:style-name="ce22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8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8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6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6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6" office:value-type="float" office:value="43">
            <text:p>43,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6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3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6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8" office:value-type="float" office:value="37">
            <text:p>37,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8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5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6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6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6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6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8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8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5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6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6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6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6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8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8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5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6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6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6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6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8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8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6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6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9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6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,012</text:p>
          </table:table-cell>
          <table:table-cell office:value-type="float" office:value="11290">
            <text:p>11290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4" table:formula="of:=[.F79]/[.F76]" office:value-type="float" office:value="6">
            <text:p>6,000</text:p>
          </table:table-cell>
          <table:table-cell table:formula="of:=[.G79]/[.G76]" office:value-type="float" office:value="27.74">
            <text:p>27,740</text:p>
          </table:table-cell>
          <table:table-cell table:formula="of:=[.H79]/[.H76]" office:value-type="float" office:value="1">
            <text:p>1,000</text:p>
          </table:table-cell>
          <table:table-cell table:style-name="ce16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8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8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8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8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8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,024</text:p>
          </table:table-cell>
          <table:table-cell table:style-name="ce13" office:value-type="float" office:value="21255">
            <text:p>2125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13" table:formula="of:=[.F85]/[.F82]" office:value-type="float" office:value="12">
            <text:p>12,000</text:p>
          </table:table-cell>
          <table:table-cell table:style-name="ce13" table:formula="of:=[.G85]/[.G82]" office:value-type="float" office:value="37.619">
            <text:p>37,619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8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6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6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6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,088</text:p>
          </table:table-cell>
          <table:table-cell table:style-name="ce13" office:value-type="float" office:value="67619">
            <text:p>67619,000</text:p>
          </table:table-cell>
          <table:table-cell table:style-name="ce6" office:value-type="float" office:value="93.1960144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13" table:formula="of:=[.F91]/[.F88]" office:value-type="float" office:value="44">
            <text:p>44,000</text:p>
          </table:table-cell>
          <table:table-cell table:style-name="ce13" table:formula="of:=[.G91]/[.G88]" office:value-type="float" office:value="78.718">
            <text:p>78,718</text:p>
          </table:table-cell>
          <table:table-cell table:style-name="ce13" table:formula="of:=[.H91]/[.H88]" office:value-type="float" office:value="1">
            <text:p>1,000</text:p>
          </table:table-cell>
          <table:table-cell table:style-name="ce13" table:formula="of:=[.I91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8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8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8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8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8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,090</text:p>
          </table:table-cell>
          <table:table-cell table:style-name="ce13" office:value-type="float" office:value="68846">
            <text:p>68846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13" table:formula="of:=[.F97]/[.F94]" office:value-type="float" office:value="45">
            <text:p>45,000</text:p>
          </table:table-cell>
          <table:table-cell table:style-name="ce13" table:formula="of:=[.G97]/[.G94]" office:value-type="float" office:value="81.186">
            <text:p>81,186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8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5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6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6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6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6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,307</text:p>
          </table:table-cell>
          <table:table-cell table:style-name="ce13" office:value-type="float" office:value="203959">
            <text:p>203959,000</text:p>
          </table:table-cell>
          <table:table-cell table:style-name="ce13" office:value-type="float" office:value="95.539">
            <text:p>95,539</text:p>
          </table:table-cell>
          <table:table-cell table:style-name="ce19" office:value-type="float" office:value="74">
            <text:p>74,000</text:p>
          </table:table-cell>
          <table:table-cell/>
          <table:table-cell table:style-name="ce13" table:formula="of:=[.F103]/[.F100]" office:value-type="float" office:value="102.333">
            <text:p>102,333</text:p>
          </table:table-cell>
          <table:table-cell table:style-name="ce13" table:formula="of:=[.G103]/[.G100]" office:value-type="float" office:value="199.96">
            <text:p>199,9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8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25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8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8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8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8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,228</text:p>
          </table:table-cell>
          <table:table-cell table:style-name="ce13" office:value-type="float" office:value="150544">
            <text:p>150544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09]/[.F106]" office:value-type="float" office:value="76">
            <text:p>76,000</text:p>
          </table:table-cell>
          <table:table-cell table:style-name="ce13" table:formula="of:=[.G109]/[.G106]" office:value-type="float" office:value="161.01">
            <text:p>161,01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8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5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6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6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6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6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157374">
            <text:p>157374,000</text:p>
          </table:table-cell>
          <table:table-cell table:style-name="ce6" office:value-type="float" office:value="98.3675842">
            <text:p>98,368</text:p>
          </table:table-cell>
          <table:table-cell table:style-name="ce19" office:value-type="float" office:value="76">
            <text:p>76,000</text:p>
          </table:table-cell>
          <table:table-cell/>
          <table:table-cell table:style-name="ce13" table:formula="of:=[.F115]/[.F112]" office:value-type="float" office:value="121.5">
            <text:p>121,500</text:p>
          </table:table-cell>
          <table:table-cell table:style-name="ce13" table:formula="of:=[.G115]/[.G112]" office:value-type="float" office:value="251.798">
            <text:p>251,79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8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6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6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,737</text:p>
          </table:table-cell>
          <table:table-cell table:style-name="ce13" table:formula="of:=[.H121]/[.H118]" office:value-type="float" office:value="1">
            <text:p>1,000</text:p>
          </table:table-cell>
          <table:table-cell table:style-name="ce13" table:formula="of:=[.I121]/[.I11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8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55]+[.L79]+[.L85]+[.L91]+[.L97]+[.L103]+[.L109]+[.L115]+[.L121])/9" office:value-type="float" office:value="3293.053">
            <text:p>3293,053</text:p>
          </table:table-cell>
          <table:table-cell table:style-name="ce13" table:formula="of:=([.M55]+[.M79]+[.M85]+[.M91]+[.M97]+[.M103]+[.M109]+[.M115]+[.M121])/9" office:value-type="float" office:value="1">
            <text:p>1,000</text:p>
          </table:table-cell>
          <table:table-cell table:style-name="ce13" table:formula="of:=([.N55]+[.N79]+[.N85]+[.N91]+[.N97]+[.N103]+[.N109]+[.N115]+[.N121])/9" office:value-type="float" office:value="1">
            <text:p>1,000</text:p>
          </table:table-cell>
          <table:table-cell office:value-type="string">
            <text:p>Only measuring on maps smaller than 65x6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11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1:22:39.46</dc:date>
    <meta:editing-duration>P2DT3H22M16S</meta:editing-duration>
    <meta:editing-cycles>41</meta:editing-cycles>
    <meta:generator>OpenOffice/4.1.1$Win32 OpenOffice.org_project/411m6$Build-9775</meta:generator>
    <meta:document-statistic meta:table-count="3" meta:cell-count="1158" meta:object-count="0"/>
  </office:meta>
</office:document-meta>
</file>